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Verdana" svg:font-family="Verdana, Arial, Helvetica, sans-serif"/>
    <style:font-face style:name="Whitney SSm A" svg:font-family="'Whitney SSm A', 'Whitney SSm B', 'Whitney SSm A', 'Whitney SSm B', Arial, Helvetica, sans-serif"/>
    <style:font-face style:name="tahoma" svg:font-family="tahoma"/>
    <style:font-face style:name="Times new roman" svg:font-family="'Times new roman'" style:font-family-generic="roman"/>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list-style-name="L1"/>
    <style:style style:name="T1" style:family="text">
      <style:text-properties officeooo:rsid="001fdb4b"/>
    </style:style>
    <style:style style:name="T2" style:family="text">
      <style:text-properties officeooo:rsid="002ed850"/>
    </style:style>
    <style:style style:name="T3" style:family="text">
      <style:text-properties officeooo:rsid="001e1f5f"/>
    </style:style>
    <style:style style:name="T4" style:family="text">
      <style:text-properties officeooo:rsid="002599f2"/>
    </style:style>
    <style:style style:name="T5" style:family="text">
      <style:text-properties fo:color="#800000"/>
    </style:style>
    <style:style style:name="T6" style:family="text">
      <style:text-properties fo:color="#800000" officeooo:rsid="002599f2"/>
    </style:style>
    <style:style style:name="T7" style:family="text">
      <style:text-properties fo:color="#800000" officeooo:rsid="001fdb4b"/>
    </style:style>
    <style:style style:name="T8" style:family="text">
      <style:text-properties fo:color="#800000" officeooo:rsid="0023e870"/>
    </style:style>
    <style:style style:name="T9" style:family="text">
      <style:text-properties fo:color="#800000" officeooo:rsid="001fc325"/>
    </style:style>
    <style:style style:name="T10" style:family="text">
      <style:text-properties fo:color="#800000" style:font-name="Calibri" officeooo:rsid="001fc325"/>
    </style:style>
    <style:style style:name="T11" style:family="text">
      <style:text-properties officeooo:rsid="0021c9ac"/>
    </style:style>
    <style:style style:name="T12" style:family="text">
      <style:text-properties officeooo:rsid="00340840"/>
    </style:style>
    <style:style style:name="T13" style:family="text">
      <style:text-properties officeooo:rsid="00274f52"/>
    </style:style>
    <style:style style:name="T14" style:family="text">
      <style:text-properties officeooo:rsid="0029151b"/>
    </style:style>
    <style:style style:name="T15" style:family="text">
      <style:text-properties officeooo:rsid="0023e870"/>
    </style:style>
    <style:style style:name="T16" style:family="text">
      <style:text-properties officeooo:rsid="0024da56"/>
    </style:style>
    <style:style style:name="T17" style:family="text">
      <style:text-properties fo:font-variant="normal" fo:text-transform="none" fo:color="#000000" fo:font-size="7.5pt" fo:letter-spacing="normal" fo:font-style="normal" fo:font-weight="normal"/>
    </style:style>
    <style:style style:name="T18" style:family="text">
      <style:text-properties officeooo:rsid="002a1030"/>
    </style:style>
    <style:style style:name="T19" style:family="text">
      <style:text-properties officeooo:rsid="0011d9ed"/>
    </style:style>
    <style:style style:name="T20" style:family="text">
      <style:text-properties officeooo:rsid="0012db41"/>
    </style:style>
    <style:style style:name="T21" style:family="text">
      <style:text-properties officeooo:rsid="0013a04f"/>
    </style:style>
    <style:style style:name="T22" style:family="text">
      <style:text-properties officeooo:rsid="0015e993"/>
    </style:style>
    <style:style style:name="T23" style:family="text">
      <style:text-properties officeooo:rsid="00168d67"/>
    </style:style>
    <style:style style:name="T24" style:family="text">
      <style:text-properties officeooo:rsid="00174f5a"/>
    </style:style>
    <style:style style:name="T25" style:family="text">
      <style:text-properties officeooo:rsid="0019a584"/>
    </style:style>
    <style:style style:name="T26" style:family="text">
      <style:text-properties officeooo:rsid="001ad6f7"/>
    </style:style>
    <style:style style:name="T27" style:family="text">
      <style:text-properties officeooo:rsid="001c3bf7"/>
    </style:style>
    <style:style style:name="T28" style:family="text">
      <style:text-properties style:font-name="Calibri" officeooo:rsid="001e1f5f"/>
    </style:style>
    <style:style style:name="T29" style:family="text">
      <style:text-properties style:font-name="Calibri" officeooo:rsid="001fdb4b"/>
    </style:style>
    <style:style style:name="T30" style:family="text">
      <style:text-properties officeooo:rsid="001e537c"/>
    </style:style>
    <style:style style:name="T31" style:family="text">
      <style:text-properties officeooo:rsid="001fc32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47428727822953053" text:style-name="L1">
        <text:list-header>
          <text:p>Argument Outline: Impacts of the “Model Minority” Stereotype on Asian Americans in Contemporary America</text:p>
          <text:p/>
          <text:p>Question: How does the “model minority” myth exacerbate the economic and educational conditions of Asian Americans in Contemporary America?</text:p>
        </text:list-header>
      </text:list>
      <text:p text:style-name="Standard"/>
      <text:p text:style-name="Standard"/>
      <text:list xml:id="list114320302542708" text:continue-numbering="true" text:style-name="L1">
        <text:list-item>
          <text:p>Introduction</text:p>
          <text:p>What is the “model minority” myth?</text:p>
          <text:list>
            <text:list-item>
              <text:p>Problem Frame </text:p>
              <text:list>
                <text:list-item>
                  <text:p>Common Ground: The “model minority” myth is that Asian Americans have low unemployment rates and high occupational achievement because they have a strong work ethic and that Asian Americans have high educational attainment because Asian cultures place a strong emphasis on learning (Lai, 2013, p. 93)</text:p>
                </text:list-item>
                <text:list-item>
                  <text:p>Destabilizing Condition: The “model minority” is a myth because certain groups of Asian Americans are disproportionately represented. This misrepresentation comes about because of highly skilled workers in China and India in the technology industry creating a supply for American companies and US immigration policy selectively allowing these immigrants. (Lai, 2013, p 94 ). In addition, there are varying levels of success among Asian Americans.</text:p>
                </text:list-item>
                <text:list-item>
                  <text:p>Cost and Consequences: Asian Americans have fewer choices, are judged on a higher standard, and have their problems ignored because of the “model minority” myth. </text:p>
                </text:list-item>
                <text:list-item>
                  <text:p>Approach to Resolution: Asian Americans should be understood based on an individual basis on the same standards as other Americans. I will reveal the harms of understanding people on an overarching and untrue theme rather than on a individual basis. </text:p>
                </text:list-item>
              </text:list>
            </text:list-item>
            <text:list-item>
              <text:p>Central Claim: The “model minority” myth is exacerbating the economic and educational conditions of Asian Americans in Contemporary America. </text:p>
            </text:list-item>
            <text:list-item>
              <text:p>Plan to Support Claim: I will first reveal how problems of Asian Americans are overlooked due to this myth and how understanding that the different Asian American groups have different needs will ameliorate some problems. Then, I will reveal the limited options that Asian Americans have due to the “model minority” myth and how treating people as individuals can remedy this issue. Finally, I will explain how greater expectations of Asian Americans makes it more difficult for them to succeed and how adjusting expectations to individuals can lead to better outcomes. </text:p>
            </text:list-item>
          </text:list>
        </text:list-item>
        <text:list-item>
          <text:p>The model minority myth lumps all Asian Americans into one giant group and thus overlooks the problems of individual groups. </text:p>
          <text:p>Can thinking about different Asian American groups differently reveal overlooked problems within Asian American communities?</text:p>
          <text:list>
            <text:list-item>
              <text:p>Educational gaps between Asian American groups exist and so assuming that all Asian Americans are well off academically ignores these groups <text:s/></text:p>
              <text:list>
                <text:list-item>
                  <text:p>high school drop-out rate among southeast asian americans is 40% of Hmong, 38% of Laotian, and 35% of Cambodian. (whitehouse.gov)</text:p>
                </text:list-item>
                <text:list-item>
                  <text:p>Only 14% of Native Hawaiians and Pacific Islands 25 years of age and older have atleast a bachelors degree, compared with 27% <text:s/>for total population and 49% of Asian American population. (whitehouse.gov)</text:p>
                </text:list-item>
                <text:list-item>
                  <text:p>Model minority myth assumes that all Asian Americans are succeeding academically, which clearly is not the case. The lower performing groups should not be lumped in with other Asian Americans. <text:s/></text:p>
                </text:list-item>
              </text:list>
            </text:list-item>
            <text:list-item>
              <text:p>Economic gaps between Asian American groups exist and should be not be ignored</text:p>
              <text:list>
                <text:list-item>
                  <text:p><text:soft-page-break/>12.6% of Asian Americans are living below poverty line (whitehouse.gov)</text:p>
                </text:list-item>
                <text:list-item>
                  <text:p>Poverty rates of Hmong: 37.8%, Cambodian: 29.3%, Laotian:18.5%, and Vietnamese:16.6% (whitehouse.gov)</text:p>
                </text:list-item>
                <text:list-item>
                  <text:p>Thinking about the different problems of each group would help to tackle each situation properly instead of the current situation where all Asian American groups are thought to be successful.</text:p>
                </text:list-item>
              </text:list>
            </text:list-item>
          </text:list>
        </text:list-item>
        <text:list-item>
          <text:p>Asian Americans have a more limited set of options due to the model minority stereotype.</text:p>
          <text:p>Can the choices of Asian Americans be expanded by understanding them on a individual basis?</text:p>
          <text:list>
            <text:list-item>
              <text:p>Asian Americans face a smaller set of choices in the education system </text:p>
              <text:list>
                <text:list-item>
                  <text:p>Asian Americans are more commonly taking STEM educational paths. They make up over 15% of the workforce in STEM related jobs. (census.gov Disparities in STEM employment by sex, race, and hispanic origin) <text:s/></text:p>
                </text:list-item>
                <text:list-item>
                  <text:p>Motivation for taking STEM courses comes not from self interest but due to the myth pushing Asian American students to embody the myth.(CITATION - Ryu, M)</text:p>
                </text:list-item>
                <text:list-item>
                  <text:p>Lack of English proficiency in terms of both speaking and in knowing about common historical and cultural themes creates a language barrier. To avoid the language barrier, Asian Americans take science and math courses because they allow for less proficiency in English. This language/cultural barrier thus gets worse as fewer Asian Americans end up taking more diverse courses which can potentially ameliorate the english/cultural proficiency issue. <text:s/>(CITATION - Ryu, M)</text:p>
                </text:list-item>
                <text:list-item>
                  <text:p>Those who already are proficient in English still choose to take the more rigorous courses because most of their social network is taking them (CITATION - Ryu, M)</text:p>
                </text:list-item>
                <text:list-item>
                  <text:p>Removing the model minority myth thus along with more opens up Asian Americans to taking a wider variety of educational paths</text:p>
                </text:list-item>
              </text:list>
            </text:list-item>
            <text:list-item>
              <text:p>The “model minority” myth creates a glass ceiling for <text:s/>Asian Americans</text:p>
              <text:list>
                <text:list-item>
                  <text:p>The “minority” status of Asian Americans due to the “model minority” label prevents them from being recognized as Americans who have truly assimilated to true American mainstream workplace. (Lai, 2013, p 95)</text:p>
                </text:list-item>
                <text:list-item>
                  <text:p>The “model minority” myth leads to the assumption that “Asian Americans lack social skills[, which may] explain why Asian[ Americans] have a reduced probability of getting hired or promoted relative to their White counterparts” (Lai, 2013, p 95).</text:p>
                </text:list-item>
                <text:list-item>
                  <text:p>“In both public and private sectors, Asian Americans have the lowest probability to be promoted to managerial positions among all racial minorities” (Lai, 2013, p.94) </text:p>
                </text:list-item>
                <text:list-item>
                  <text:p>Asian Americans have a lower ratio of managers to professionals <text:s/>compared to whites (Woo, 2000)</text:p>
                </text:list-item>
                <text:list-item>
                  <text:p>Asian Americans are less likely to return to education compared to whites. A reason for this is that Asian Americans are more focused on career advancement that to do well in their careers for advancement (Woo, 2000)</text:p>
                </text:list-item>
                <text:list-item>
                  <text:p>Without the model minority myth, this glass ceiling would weaken.</text:p>
                </text:list-item>
              </text:list>
            </text:list-item>
          </text:list>
        </text:list-item>
        <text:list-item>
          <text:p>Asian Americans are held to a higher standard</text:p>
          <text:p>Can thinking of Asian Americans as individuals provide more reasonable expectations of them?</text:p>
          <text:list>
            <text:list-item>
              <text:p>Asian Americans have to achieve more academically to impress which leads to academic, social, and psychological issues.</text:p>
              <text:list>
                <text:list-item>
                  <text:p>Teachers praise and treat Asian American students better than other students (CITATION - Cooc, N. )</text:p>
                </text:list-item>
                <text:list-item>
                  <text:p>This downplays the effort Asian Americans put into achieving as it can be ridden of to superior intellect. </text:p>
                </text:list-item>
                <text:list-item>
                  <text:p>The greater expectations have academic costs, namely studying longer hours, taking fewer courses, restricting one's career, and foregoing a social life in order to perform as <text:soft-page-break/>well as other Chinese students. (Wong, Lai, Nagasawa, Lin, 1998, p. 3)</text:p>
                </text:list-item>
                <text:list-item>
                  <text:p>The greater academic expectations have a negative impact on Chinese American (American and non-American born) students' psychological well-beings, namely feelings of loneliness and isolation. (Wong, Lai, Nagasawa, Lin, 1998, p. 3) <text:s/></text:p>
                </text:list-item>
                <text:list-item>
                  <text:p>Asian American college students are more likely to seek medical leave, go on academic probation, and are less likely to graduate in 4 years. (Cornell University (2004). Asian and Asian American campus climate task force report.http://www.gannett.cornell.edu/downloads/campusIniatives/mentalhealth/AAATFreport2004.pdf) </text:p>
                </text:list-item>
              </text:list>
            </text:list-item>
            <text:list-item>
              <text:p>Asian Americans ECONOMICS </text:p>
              <text:list>
                <text:list-item>
                  <text:p>30-31% of Asian American and Pacific Islands <text:s/>reported incidents of employment discrimination – largest of any group. (whitehouse.gov via gallup poll) </text:p>
                </text:list-item>
                <text:list-item>
                  <text:p>Asian Americans who do not graduate college make 24% less than equally educated, native-born white men. Thus Asian Americans are strongly penalized for not being as educated as is expected of them. (CITATION – US Census)</text:p>
                </text:list-item>
                <text:list-item>
                  <text:p>Asian Americans are thought to have higher income because they have higher household income than non-hispanic white household. However, they actually have lower per capita household income. It is simply the case that more members of the household work. ( (Woo, 2000) – for the “thought to have higher income” statement, CITATION - U.S. Census Bureau, 2012b)</text:p>
                </text:list-item>
                <text:list-item>
                  <text:p>Asian Americans who are eligible for economic assistance such as unemployment benefits “face backlash” when trying to procure assistance because they are viewed as “having failed to live up to” the ‘‘model minority” (CITATION – Dr. Lei Lai The model minority thesis and workplace discrimination)</text:p>
                </text:list-item>
              </text:list>
            </text:list-item>
          </text:list>
        </text:list-item>
        <text:list-item>
          <text:p>Conclusion</text:p>
          <text:p>What are the implications of removing the model minority stereotype on Asian Americans?</text:p>
          <text:list>
            <text:list-item>
              <text:p>Synthesis of Argument: <text:s/>Understanding Asian Americans on an individual basis on the same standards as other Americans will improve their educational and economic outcomes. </text:p>
            </text:list-item>
            <text:list-item>
              <text:p>Discussion of its implications and limitations: Ideally, eradicating the model minority myth will remove the cultural barriers that Asian Americans face in American education and in the American economy; however, barriers are likely to always exist. These barriers will continue because of the innate divisive nature of humans and the different values that people inherit from different cultures. Additionally, there are other complexities in this situation which have not been accounted for.</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References </text:p>
      <text:p text:style-name="Standard"/>
      <text:p text:style-name="Standard"/>
      <text:p text:style-name="Standard">Cooc, N., &amp; Gee, K. A. (2014). National trends in school victimization among Asian American adolescents. Journal of Adolescence, 37(6), 839-849. Retrieved from <text:a xlink:type="simple" xlink:href="http://www.sciencedirect.com/science/article/pii/S0140197114000761" text:style-name="Internet_20_link" text:visited-style-name="Visited_20_Internet_20_Link">http://www.sciencedirect.com/science/article/pii/S0140197114000761</text:a></text:p>
      <text:p text:style-name="Standard"/>
      <text:p text:style-name="Standard"/>
      <text:p text:style-name="Standard">Cooc, N., &amp; Gee, K. A. (2014). National trends in school victimization among Asian American adolescents. Journal of Adolescence, 37(6), 839-849. Retrieved from <text:a xlink:type="simple" xlink:href="http://www.sciencedirect.com/science/article/pii/S0140197114000761" text:style-name="Internet_20_link" text:visited-style-name="Visited_20_Internet_20_Link">http://www.sciencedirect.com/science/article/pii/S0140197114000761</text:a></text:p>
      <text:p text:style-name="Standard"/>
      <text:p text:style-name="Standard"/>
      <text:p text:style-name="Standard">Cornell University. (2004, October 26). Asian and Asian American Campus Climate Task Force Report. Retrieved from https://www.gannett.cornell.edu/cms/pdf/cmhw/upload/AAATFreport2004.pdf</text:p>
      <text:p text:style-name="Standard"/>
      <text:p text:style-name="Standard"/>
      <text:p text:style-name="Standard">Lai, L., &amp; Babcock, L. C. (2012). Asian Americans and workplace discrimination: The interplay between sex of evaluators and the perception of social skills. Journal of Organizational Behavior J. Organiz. Behav., 34(3), 310-326.</text:p>
      <text:p text:style-name="Standard"/>
      <text:p text:style-name="Standard"/>
      <text:p text:style-name="Standard">Lai, L. (2013). The Model Minority Thesis and Workplace Discrimination of Asian Americans. Industrial and Organizational Psychology Ind Organ Psychol, 6(1), 93-96. Retrieved from <text:a xlink:type="simple" xlink:href="http://journals.cambridge.org/download.php?file=/10893_B6D0FF628F2EFB42F6FA20DDFF8AF846_journals__IOP_IOP6_01_S1754942600003485a.pdf&amp;cover=Y&amp;code=8fa24287f3bf9a66b38b329bcd41b762" text:style-name="Internet_20_link" text:visited-style-name="Visited_20_Internet_20_Link">http://journals.cambridge.org/download.php?file=/10893_B6D0FF628F2EFB42F6FA20DDFF8AF846_journals__IOP_IOP6_01_S1754942600003485a.pdf&amp;cover=Y&amp;code=8fa24287f3bf9a66b38b329bcd41b762</text:a></text:p>
      <text:p text:style-name="Standard"/>
      <text:p text:style-name="Standard"/>
      <text:p text:style-name="Standard">Landivar, L. C. (2013, September). Disparities in STEM Employment by Sex, Race, and Hispanic Origin (United States, United States Census Bureau, American Community Survey Reports). Retrieved from <text:a xlink:type="simple" xlink:href="https://www.census.gov/prod/2013pubs/acs-24.pdf" text:style-name="Internet_20_link" text:visited-style-name="Visited_20_Internet_20_Link">https://www.census.gov/prod/2013pubs/acs-24.pdf</text:a></text:p>
      <text:p text:style-name="Standard"/>
      <text:p text:style-name="Standard"/>
      <text:p text:style-name="Standard">Ryu, M. (2015). Understanding Korean Transnational Girls in High School Science Classes: Beyond the Model Minority Stereotype. Science Education Sci. Ed., 99(2), 350-377. Retrieved from <text:a xlink:type="simple" xlink:href="http://onlinelibrary.wiley.com/doi/10.1002/sce.21142/full" text:style-name="Internet_20_link" text:visited-style-name="Visited_20_Internet_20_Link">http://onlinelibrary.wiley.com/doi/10.1002/sce.21142/full</text:a></text:p>
      <text:p text:style-name="Standard"/>
      <text:p text:style-name="Standard"/>
      <text:p text:style-name="Standard">Wong, P., Lai, C. F., Nagasawa, R., &amp; Lin, T. (1998). Asian Americans as a Model Minority: Self-Perceptions and Perceptions by Other Racial Groups. Sociological Perspectives, 41(1), 95-118.</text:p>
      <text:p text:style-name="Standard"/>
      <text:p text:style-name="Standard"/>
      <text:p text:style-name="Standard">Woo, D. (1994). The Glass Ceiling and Asian Americans - Cornell University. from <text:a xlink:type="simple" xlink:href="http://digitalcommons.ilr.cornell.edu/cgi/viewcontent.cgi?article=1130&amp;context=key_workplace" text:style-name="Internet_20_link" text:visited-style-name="Visited_20_Internet_20_Link">http://digitalcommons.ilr.cornell.edu/cgi/viewcontent.cgi?article=1130&amp;context=key_workplace</text:a></text:p>
      <text:p text:style-name="Standard"/>
      <text:p text:style-name="Standard"/>
      <text:p text:style-name="Standard">Whitehouse.gov. (n.d.). Critical Issues Facing Asian Americans and Pacific Islanders. Retrieved from <text:soft-page-break/>https://www.whitehouse.gov/administration/eop/aapi/data/critical-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Verdana" svg:font-family="Verdana, Arial, Helvetica, sans-serif"/>
    <style:font-face style:name="Whitney SSm A" svg:font-family="'Whitney SSm A', 'Whitney SSm B', 'Whitney SSm A', 'Whitney SSm B', Arial, Helvetica, sans-serif"/>
    <style:font-face style:name="tahoma" svg:font-family="tahoma"/>
    <style:font-face style:name="Times new roman" svg:font-family="'Times new roman'" style:font-family-generic="roman"/>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23:36:43.448210338</meta:creation-date>
    <dc:date>2016-02-11T11:43:18.164966530</dc:date>
    <meta:editing-duration>PT1H39M38S</meta:editing-duration>
    <meta:editing-cycles>4</meta:editing-cycles>
    <meta:generator>LibreOffice/5.0.2.2$Linux_X86_64 LibreOffice_project/00m0$Build-2</meta:generator>
    <meta:document-statistic meta:table-count="0" meta:image-count="0" meta:object-count="0" meta:page-count="5" meta:paragraph-count="64" meta:word-count="1640" meta:character-count="11370" meta:non-whitespace-character-count="9808"/>
  </office:meta>
</office:document-meta>
</file>